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fd7d" officeooo:paragraph-rsid="0014fd7d"/>
    </style:style>
    <style:style style:name="P2" style:family="paragraph" style:parent-style-name="Standard">
      <style:text-properties officeooo:rsid="00157833" officeooo:paragraph-rsid="00157833"/>
    </style:style>
    <style:style style:name="P3" style:family="paragraph" style:parent-style-name="Standard">
      <style:text-properties officeooo:rsid="0014fd7d" officeooo:paragraph-rsid="0014fd7d"/>
    </style:style>
    <style:style style:name="P4" style:family="paragraph" style:parent-style-name="Standard">
      <style:text-properties officeooo:rsid="0014fd7d" officeooo:paragraph-rsid="0016655d"/>
    </style:style>
    <style:style style:name="P5" style:family="paragraph" style:parent-style-name="Standard">
      <style:text-properties officeooo:rsid="00157833" officeooo:paragraph-rsid="0016655d"/>
    </style:style>
    <style:style style:name="T1" style:family="text">
      <style:text-properties officeooo:rsid="00157833"/>
    </style:style>
    <style:style style:name="T2" style:family="text">
      <style:text-properties officeooo:rsid="001665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tive breeding and release programs are conservation techniques that aim to help endangered species to breed before releasing them into the natural world. These programs are often very successful at increasing the population of endangered species however the effectiveness of these programs rely heavily on the management techniques used throughout the process.</text:p>
      <text:p text:style-name="P1"/>
      <text:p text:style-name="P4">One <text:span text:style-name="T2">inherent </text:span>issue that needs to be addressed is the genetic diversity of the individuals chosen. Ideally individuals with a high genetic diversity should be <text:span text:style-name="T2">used</text:span> to help widen the gene pool. If the gene pool is too small the animals <text:span text:style-name="T1">can become inbred inheriting a range of genetic diseases due to recessive alleles becoming expressed. These harmful recessive alleles are common in populations but they can only be expressed if both parents carry the gene. </text:span><text:span text:style-name="T2">In the wild it is unusual for this to occur </text:span><text:span text:style-name="T1">due to a large gene pool. When captive breeding endangered animals it is often hard to choose animals that are totally unrelated due to low population numbers. </text:span><text:span text:style-name="T2">T</text:span><text:span text:style-name="T1">o combat this, zoos engaging in captive breeding programs </text:span><text:span text:style-name="T2">use the management technique of a family tree of animals under their care. This</text:span><text:span text:style-name="T1"> ‘Stud book’, helps them to breed animals with the highest chances of producing genetically healthy offspring.</text:span></text:p>
      <text:p text:style-name="P1"/>
      <text:p text:style-name="P5">Another large problem that often plagues captive breeding programs is the complex conditions that some species need in order to breed. <text:span text:style-name="T2">T</text:span>hese complex conditions <text:span text:style-name="T2">have evolved as</text:span> the timings of births are vital for survival of the offspring. The desire to breed is often stimulated by abiotic factors such as light levels, day length, or biotic factors such as the level of body fat stored, <text:span text:style-name="T2">and</text:span> the size of the group. In order for individuals to breed successfully these conditions need to be replicated. This can be very complicated and can take time to successfully <text:span text:style-name="T2">mimic </text:span>due to the wide range of variables at play. <text:span text:style-name="T2">Management strategies can help create a adequate environment for animals to breed. F</text:span>or animals that have specific habitat requirements enclosures can be adapted, for example animals that need to be in a large group to breed, <text:span text:style-name="T2">such as flamingoes,</text:span> mirrors can be placed around the captive population creating the illusion that the individuals are in a large<text:span text:style-name="T2">r</text:span> group. Animals that require specific climatic conditions can be placed into <text:span text:style-name="T2">an </text:span>environment <text:span text:style-name="T2">which allows </text:span>scientists to meticulously control every aspect of the individuals lives. <text:span text:style-name="T2">Some animals struggle to breed successfully even after the employment of these management techniques and in these cases a technique called artificial insemination can be used.</text:span></text:p>
      <text:p text:style-name="P2"/>
      <text:p text:style-name="P2">Artificial Insemination is the process of impregnating a female using semen collected from a male. This technique is cost effective and often more convenient than animals naturally mating. Semen can be transported over long distances so offspring can be produced from animals that are not in the same zoo as each other <text:span text:style-name="T2">thus increasing genetic diversity</text:span>. Artificial insemination reduces the complexity of creating the right environment for animals to breed as females can be impregnated in a lab environment. <text:span text:style-name="T2">The scientists are able to control the timing of the births ensuring the correct resources are available to maximise the young’s chance of survival. Another benefit of artificial insemination is a reduction in potential harm for animals involved. Large animals such as rhinos and elephants can sustain serious injury's while mating.</text:span></text:p>
      <text:p text:style-name="P2"/>
      <text:p text:style-name="P2">Overall captive breeding can be managed to help to maximise success by adapting programs around common <text:span text:style-name="T2">challenges</text:span>, as well as through the mitigation of these problems though techniques such as artificial insemination.</text:p>
      <text:p text:style-name="P2"/>
      <text:p text:style-name="P2"/>
      <text:p text:style-name="P2"/>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0:27:20.330132498</meta:creation-date>
    <meta:generator>LibreOffice/7.4.5.1$Linux_X86_64 LibreOffice_project/40$Build-1</meta:generator>
    <dc:date>2023-02-25T14:02:15.456055699</dc:date>
    <meta:editing-duration>PT5H40M1S</meta:editing-duration>
    <meta:editing-cycles>3</meta:editing-cycles>
    <meta:document-statistic meta:table-count="0" meta:image-count="0" meta:object-count="0" meta:page-count="1" meta:paragraph-count="5" meta:word-count="579" meta:character-count="3653" meta:non-whitespace-character-count="3079"/>
  </office:meta>
</office:document-meta>
</file>